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xml">
      <style:text-properties fo:background-color="transparent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paragraph-properties fo:break-before="column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5">
      <style:text-properties fo:background-color="transparent"/>
    </style:style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1"/>
    <style:style style:name="P21" style:family="paragraph" style:parent-style-name="Standard" style:list-style-name="L12"/>
    <style:style style:name="P22" style:family="paragraph" style:parent-style-name="Standard" style:list-style-name="L13"/>
    <style:style style:name="P23" style:family="paragraph" style:parent-style-name="Standard" style:list-style-name="L13">
      <style:text-properties fo:background-color="#ffff00"/>
    </style:style>
    <style:style style:name="P24" style:family="paragraph" style:parent-style-name="Standard" style:list-style-name="L16"/>
    <style:style style:name="P25" style:family="paragraph" style:parent-style-name="Standard" style:list-style-name="L17"/>
    <style:style style:name="P26" style:family="paragraph" style:parent-style-name="Standard" style:list-style-name="L19"/>
    <style:style style:name="P27" style:family="paragraph" style:parent-style-name="Standard" style:list-style-name="L18"/>
    <style:style style:name="P28" style:family="paragraph" style:parent-style-name="Standard" style:list-style-name="L20"/>
    <style:style style:name="P29" style:family="paragraph" style:parent-style-name="Standard" style:list-style-name="L21"/>
    <style:style style:name="P30" style:family="paragraph" style:parent-style-name="Standard" style:list-style-name="L22"/>
    <style:style style:name="P31" style:family="paragraph" style:parent-style-name="Standard" style:list-style-name="L23"/>
    <style:style style:name="P32" style:family="paragraph" style:parent-style-name="Standard" style:list-style-name="L25"/>
    <style:style style:name="P33" style:family="paragraph" style:parent-style-name="Standard" style:list-style-name="L26"/>
    <style:style style:name="P34" style:family="paragraph" style:parent-style-name="Standard" style:list-style-name="L27"/>
    <style:style style:name="P35" style:family="paragraph" style:parent-style-name="Standard" style:list-style-name="L24"/>
    <style:style style:name="P36" style:family="paragraph" style:parent-style-name="xml" style:list-style-name="L1"/>
    <style:style style:name="P37" style:family="paragraph" style:parent-style-name="xml" style:list-style-name="L2"/>
    <style:style style:name="P38" style:family="paragraph" style:parent-style-name="xml" style:list-style-name="L5"/>
    <style:style style:name="P39" style:family="paragraph" style:parent-style-name="xml" style:list-style-name="L24"/>
    <style:style style:name="P40" style:family="paragraph" style:parent-style-name="Text_20_body" style:list-style-name="L14"/>
    <style:style style:name="P41" style:family="paragraph" style:parent-style-name="Text_20_body" style:list-style-name="L15"/>
    <style:style style:name="P42" style:family="paragraph" style:parent-style-name="Text_20_body" style:list-style-name="L18"/>
    <style:style style:name="T1" style:family="text">
      <style:text-properties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Balisage corps des lettres</text:h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Balisage corps des lettres<text:tab/>1</text:p>
          <text:p text:style-name="P9">1)Structuration du corps de document <text:tab/>1</text:p>
          <text:p text:style-name="P9">2)Balises spécifiques lettre<text:tab/>1</text:p>
          <text:p text:style-name="P8">Titres courants et en-têtes formalisées<text:tab/>1</text:p>
          <text:p text:style-name="P8">Formule de début de lettre<text:tab/>2</text:p>
          <text:p text:style-name="P8">Formule de fin de lettre<text:tab/>2</text:p>
          <text:p text:style-name="P8">post-scriptum <text:tab/>2</text:p>
          <text:p text:style-name="P8">références à d'autres lettres d'une correspondance <text:tab/>2</text:p>
          <text:p text:style-name="P9">3)Entités nommées<text:tab/>3</text:p>
          <text:p text:style-name="P9">4)Notes et annotations<text:tab/>4</text:p>
          <text:p text:style-name="P9">5)Formes graphiques<text:tab/>4</text:p>
          <text:p text:style-name="P9">6)balises de transcription/apparat critique <text:tab/>5</text:p>
          <text:p text:style-name="P8">abréviation<text:tab/>6</text:p>
          <text:p text:style-name="P8">correction<text:tab/>6</text:p>
          <text:p text:style-name="P8">régularisation<text:tab/>6</text:p>
          <text:p text:style-name="P9">7)Autres balises corps de texte<text:tab/>6</text:p>
        </text:index-body>
      </text:table-of-content>
      <text:p text:style-name="Text_20_body"/>
      <text:p text:style-name="Text_20_body"/>
      <text:p text:style-name="Text_20_body"/>
      <text:p text:style-name="P6"/>
      <text:h text:style-name="Heading_20_2" text:outline-level="2">Structuration du corps de document </text:h>
      <text:p text:style-name="Text_20_body"><text:span text:style-name="xmlc"/></text:p>
      <text:p text:style-name="xml"><text:span text:style-name="xml">text/body/</text:span></text:p>
      <text:p text:style-name="xml"><text:span text:style-name="xml"/></text:p>
      <text:list xml:id="list7270955915410212202" text:style-name="L1">
        <text:list-item>
          <text:p text:style-name="P36"><text:span text:style-name="xmlc">&lt;div&gt;</text:span><text:tab/>pour la structure d'un document de correspondance (lettre, carte postale...)</text:p>
        </text:list-item>
      </text:list>
      <text:list xml:id="list1431543703599637452" text:style-name="L2">
        <text:list-item>
          <text:list>
            <text:list-item>
              <text:p text:style-name="P37"><text:span text:style-name="xmlc">@type</text:span> pour préciser le type de document, éventuellement l'enveloppe si elle est transcrite </text:p>
              <text:list>
                <text:list-item>
                  <text:p text:style-name="P37">valeurs autorisées : "letter" (lettre)| "envelope "(enveloppe)| "note" (billet, document transmis entre deux correspondants et qui ne respecte pas les formes épistolaires)| "postcard "(carte postale)| telegram (télagramme) |"attachment "(pièce jointe)</text:p>
                  <text:p text:style-name="P37"/>
                </text:list-item>
              </text:list>
            </text:list-item>
          </text:list>
        </text:list-item>
      </text:list>
      <text:p text:style-name="xml"/>
      <text:p text:style-name="xml"/>
      <text:p text:style-name="xml"><text:span text:style-name="xml"/></text:p>
      <text:p text:style-name="xml"/>
      <text:p text:style-name="xml"/>
      <text:h text:style-name="Heading_20_2" text:outline-level="2">Balises spécifiques correspondance épistolaire</text:h>
      <text:p text:style-name="Text_20_body"/>
      <text:p text:style-name="Text_20_body"/>
      <text:h text:style-name="Heading_20_3" text:outline-level="3">Titres courants et en-têtes formalisées</text:h>
      <text:p text:style-name="Text_20_body"/>
      <text:p text:style-name="xml"><text:span text:style-name="xml">text/body/div/</text:span></text:p>
      <text:p text:style-name="xml"><text:span text:style-name="xml"/></text:p>
      <text:list xml:id="list5518921776682003143" text:style-name="L3">
        <text:list-item>
          <text:p text:style-name="P11"><text:span text:style-name="xml">&lt;fw&gt; <text:s/></text:span>pour les titres courants, en-têtes formalisées <text:s/></text:p>
        </text:list-item>
      </text:list>
      <text:list xml:id="list4010084457312915237" text:style-name="L4">
        <text:list-item>
          <text:list>
            <text:list-item>
              <text:p text:style-name="P12"><text:span text:style-name="xmlc">@type</text:span> si plusieurs sortes de titres courants</text:p>
              <text:list>
                <text:list-item>
                  <text:p text:style-name="P12">valeurs autorisées :</text:p>
                  <text:p text:style-name="P12">- <text:span text:style-name="xmlc">" header "</text:span> un titre courant en haut de page</text:p>
                  <text:p text:style-name="P12">- <text:span text:style-name="xmlc">" footer "</text:span> un titre courant en bas de page</text:p>
                  <text:p text:style-name="P12">- <text:span text:style-name="xmlc">" pageNum " </text:span>un numéro de page ou symbole de foliation</text:p>
                  <text:p text:style-name="P12">- <text:span text:style-name="xmlc">" lineNume "</text:span> numéro d'une ligne en prose ou en vers</text:p>
                  <text:p text:style-name="P12">- <text:span text:style-name="xmlc">" sig "</text:span> marque de cahier</text:p>
                  <text:p text:style-name="P12">- <text:span text:style-name="xmlc">" catch "</text:span> une réclame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3" text:outline-level="3">Formule de début de lettre</text:h>
      <text:p text:style-name="xml"/>
      <text:p text:style-name="xml"><text:span text:style-name="xml">text/body/div/</text:span></text:p>
      <text:p text:style-name="xml"><text:span text:style-name="xml"/></text:p>
      <text:list xml:id="list8386821422606847980" text:style-name="L5">
        <text:list-item>
          <text:p text:style-name="P38"><text:span text:style-name="xmlc">&lt;opener&gt;</text:span> formule de début de lettre regroupant des informations préliminaires au commencement d'une lettre </text:p>
          <text:list>
            <text:list-item>
              <text:p text:style-name="P13"><text:span text:style-name="xml">&lt;salute&gt;</text:span> formule d'apostrophe </text:p>
            </text:list-item>
            <text:list-item>
              <text:p text:style-name="P13"><text:span text:style-name="xmlc">&lt;address&gt;</text:span> pour baliser une adresse postale présente dans la formule de début de lettre</text:p>
              <text:list>
                <text:list-item>
                  <text:p text:style-name="P13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13"><text:soft-page-break/><text:span text:style-name="xmlc">address/addrLine <text:s/></text:span>ligne d'une adresse </text:p>
            </text:list-item>
            <text:list-item>
              <text:p text:style-name="P13"><text:span text:style-name="xmlc">&lt;dateline&gt;</text:span> pour la mention d'une date dans la formule de début</text:p>
            </text:list-item>
          </text:list>
        </text:list-item>
      </text:list>
      <text:p text:style-name="xml"><text:span text:style-name="xml"/></text:p>
      <text:p text:style-name="P1"/>
      <text:p text:style-name="P1"/>
      <text:p text:style-name="xml"/>
      <text:p text:style-name="xml"/>
      <text:p text:style-name="xml"/>
      <text:h text:style-name="Heading_20_3" text:outline-level="3">Formule de fin de lettre</text:h>
      <text:p text:style-name="xml"/>
      <text:p text:style-name="xml"><text:span text:style-name="xml">text/body/div/</text:span></text:p>
      <text:p text:style-name="xml"><text:span text:style-name="xml"/></text:p>
      <text:list xml:id="list34440843" text:continue-numbering="true" text:style-name="L5">
        <text:list-item>
          <text:p text:style-name="P38"><text:span text:style-name="xmlc">&lt;closer&gt;</text:span> formule de fin de lettre regroupant des informations préliminaires à la fin d'une lettre </text:p>
          <text:list>
            <text:list-item>
              <text:p text:style-name="P13"><text:span text:style-name="xml">&lt;salute&gt;</text:span> formule de politesse de fin de lettre</text:p>
            </text:list-item>
            <text:list-item>
              <text:p text:style-name="P13"><text:span text:style-name="xmlc">&lt;address&gt;</text:span> pour baliser une adresse postale présente dans la formule finale</text:p>
              <text:list>
                <text:list-item>
                  <text:p text:style-name="P13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13"><text:span text:style-name="xmlc">address/addrLine <text:s/></text:span><text:s/>ligne d'une adresse</text:p>
            </text:list-item>
            <text:list-item>
              <text:p text:style-name="P14"><text:span text:style-name="xmlc">&lt;dateline&gt;</text:span> pour la mention d'une date dans la formule finale</text:p>
            </text:list-item>
            <text:list-item>
              <text:p text:style-name="P14"><text:span text:style-name="xmlc">&lt;signed&gt;</text:span> pour la signature </text:p>
            </text:list-item>
          </text:list>
        </text:list-item>
      </text:list>
      <text:p text:style-name="P1"/>
      <text:p text:style-name="Standard"><text:span text:style-name="xml"/></text:p>
      <text:h text:style-name="Heading_20_3" text:outline-level="3">post-scriptum<text:span text:style-name="xml"> </text:span></text:h>
      <text:p text:style-name="Standard"/>
      <text:p text:style-name="xml"><text:span text:style-name="xml">text/body/div/</text:span></text:p>
      <text:p text:style-name="xml"><text:span text:style-name="xml"/></text:p>
      <text:p text:style-name="Standard"><text:span text:style-name="xmlc">&lt;postscript&gt;</text:span> pour entrer le<text:span text:style-name="xmlc"> </text:span>post-scriptum en texte libre </text:p>
      <text:p text:style-name="Standard"/>
      <text:p text:style-name="Standard"/>
      <text:h text:style-name="Heading_20_3" text:outline-level="3">références à d'autres lettres d'une correspondance </text:h>
      <text:p text:style-name="Standard"><text:span text:style-name="xmlc"/></text:p>
      <text:p text:style-name="xml"><text:span text:style-name="xml"/></text:p>
      <text:list xml:id="list5478051488568667554" text:style-name="L6">
        <text:list-item>
          <text:p text:style-name="P15"><text:span text:style-name="xmlc">&lt;ref&gt; </text:span>permet de faire des connexions internes au corpus en balisant la mention d'une autre lettre </text:p>
          <text:list>
            <text:list-item>
              <text:p text:style-name="P15"><text:span text:style-name="xmlc">@target</text:span> pour renvoyer vers cette autre lettre </text:p>
            </text:list-item>
          </text:list>
        </text:list-item>
      </text:list>
      <text:p text:style-name="Standard"/>
      <text:p text:style-name="Standard">Ex. <text:span text:style-name="xmlc">J'ai bien reçu &lt;ref <text:s/>target= "lien_lettre "&gt;votre lettre du 18 juin&lt;/ref&gt; et...</text:span></text:p>
      <text:p text:style-name="Standard"/>
      <text:p text:style-name="Standard"/>
      <text:p text:style-name="Standard"/>
      <text:h text:style-name="Heading_20_2" text:outline-level="2">Entités nommées</text:h>
      <text:p text:style-name="Standard"/>
      <text:p text:style-name="Standard"/>
      <text:p text:style-name="Standard"/>
      <text:list xml:id="list1799130829929901021" text:style-name="L7">
        <text:list-item>
          <text:p text:style-name="P16"><text:span text:style-name="xmlc">&lt;persName&gt;</text:span> pour baliser un nom de personnes dans le corps de lettre </text:p>
          <text:list>
            <text:list-item>
              <text:p text:style-name="P16"><text:span text:style-name="xmlc">@xml:id</text:span> pour créer un identifiant unique</text:p>
            </text:list-item>
            <text:list-item>
              <text:p text:style-name="P16"><text:soft-page-break/><text:span text:style-name="xmlc">@key</text:span> pour identifier par un moyen externe (ex nom normalisé d'une base de données) une entité nommée (ex. <text:span text:style-name="xmlc">&lt;persName key= "Hugo, Victor (1802-1885) "</text:span>)</text:p>
            </text:list-item>
            <text:list-item>
              <text:p text:style-name="P16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/></text:p>
      <text:p text:style-name="Standard"/>
      <text:p text:style-name="Standard"/>
      <text:list xml:id="list34464308" text:continue-numbering="true" text:style-name="L7">
        <text:list-item>
          <text:p text:style-name="P16"><text:span text:style-name="xmlc">&lt;placeName&gt;</text:span> pour baliser un lieu dans le corps de la lettre</text:p>
          <text:list>
            <text:list-item>
              <text:p text:style-name="P16"><text:span text:style-name="xmlc">@xml:id</text:span> pour créer un identifiant unique</text:p>
            </text:list-item>
            <text:list-item>
              <text:p text:style-name="P16"><text:span text:style-name="xmlc">@key</text:span> pour identifier par un moyen externe (ex nom normalisé d'une base de données) une entité nommée</text:p>
            </text:list-item>
            <text:list-item>
              <text:p text:style-name="P16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><text:span text:style-name="T1"/></text:span></text:p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590868024925670406" text:style-name="L8">
        <text:list-item>
          <text:p text:style-name="P17"><text:span text:style-name="xml">&lt;orgName&gt;</text:span><text:span text:style-name="xmlc"><text:span text:style-name="T1"> <text:s/></text:span></text:span>pour baliser le nom d'une institution ou entreprise </text:p>
          <text:list>
            <text:list-item>
              <text:p text:style-name="P17"><text:span text:style-name="xmlc">@xml:id</text:span> pour créer un identifiant unique</text:p>
            </text:list-item>
            <text:list-item>
              <text:p text:style-name="P17"><text:span text:style-name="xmlc">@key</text:span> pour identifier par un moyen externe (ex nom normalisé d'une base de données) une entité nommée</text:p>
            </text:list-item>
            <text:list-item>
              <text:p text:style-name="P17"><text:span text:style-name="xmlc">@ref</text:span> pour localiser via URL la définition complète d'une entité nommée</text:p>
            </text:list-item>
          </text:list>
        </text:list-item>
      </text:list>
      <text:p text:style-name="Standard"/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7841905118166293356" text:style-name="L9">
        <text:list-item>
          <text:p text:style-name="P18"><text:span text:style-name="xmlc"><text:span text:style-name="T1">&lt;date&gt;</text:span></text:span><text:span text:style-name="T1"> pour baliser les dates </text:span></text:p>
          <text:list>
            <text:list-item>
              <text:p text:style-name="P18"><text:span text:style-name="xmlc"><text:span text:style-name="T1">@when</text:span></text:span><text:span text:style-name="T1"> pour entrer la date au format aaaa -mm-jj</text:span></text:p>
            </text:list-item>
            <text:list-item>
              <text:p text:style-name="P18"><text:span text:style-name="T1">Ex. </text:span><text:span text:style-name="xmlc"><text:span text:style-name="T1">&lt;date when= "1982-01-13"&gt;13 janvier 1982&lt;/date&gt; </text:span></text:span></text:p>
              <text:p text:style-name="P18"><text:span text:style-name="T1">ou <text:s/></text:span><text:span text:style-name="xmlc"><text:span text:style-name="T1">&lt;date when= "1982-01"&gt; janvier 1982&lt;/date&gt; </text:span></text:span></text:p>
              <text:p text:style-name="P18"><text:span text:style-name="T1">ou <text:s/></text:span><text:span text:style-name="xmlc"><text:span text:style-name="T1">&lt;date when= "1982"&gt; 1982&lt;/date&gt;</text:span></text:span></text:p>
            </text:list-item>
          </text:list>
        </text:list-item>
      </text:list>
      <text:p text:style-name="P3"/>
      <text:p text:style-name="P3"/>
      <text:list xml:id="list34443272" text:continue-numbering="true" text:style-name="L9">
        <text:list-item>
          <text:p text:style-name="P18"><text:span text:style-name="xmlc"><text:span text:style-name="T1">&lt;bibl&gt;</text:span></text:span><text:span text:style-name="T1"> pour baliser les titres d'oeuvres et les références bibliographique</text:span></text:p>
        </text:list-item>
      </text:list>
      <text:list xml:id="list7827825796527387781" text:style-name="L10">
        <text:list-item>
          <text:list>
            <text:list-item>
              <text:p text:style-name="P19"><text:span text:style-name="xmlc"><text:span text:style-name="T1">@xml:id </text:span></text:span><text:span text:style-name="T1">pour identifier une œuvre </text:span></text:p>
            </text:list-item>
            <text:list-item>
              <text:p text:style-name="P19"><text:span text:style-name="xmlc"><text:span text:style-name="T1">@source</text:span></text:span><text:span text:style-name="T1"> spécifie la source éventuellement par un lien URL</text:span></text:p>
            </text:list-item>
          </text:list>
        </text:list-item>
      </text:list>
      <text:list xml:id="list5174337012320744764" text:style-name="L11">
        <text:list-item>
          <text:list>
            <text:list-item>
              <text:p text:style-name="P20"><text:span text:style-name="xmlc"><text:span text:style-name="T1">@type</text:span></text:span><text:span text:style-name="T1"> pour le type d’œuvre</text:span></text:p>
              <text:list>
                <text:list-item>
                  <text:p text:style-name="P20"><text:span text:style-name="T1">valeurs suggérées:</text:span><text:span text:style-name="xmlc"><text:span text:style-name="T1"> " literature "| "science "| "art "</text:span></text:span></text:p>
                </text:list-item>
              </text:list>
            </text:list-item>
          </text:list>
        </text:list-item>
      </text:list>
      <text:p text:style-name="P4"><text:span text:style-name="xmlc"><text:span text:style-name="T1"/></text:span></text:p>
      <text:p text:style-name="Standard"><text:span text:style-name="xmlc"><text:span text:style-name="T1"/></text:span></text:p>
      <text:h text:style-name="Heading_20_2" text:outline-level="2">Notes et annotations</text:h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3765617035430656743" text:style-name="L12">
        <text:list-item>
          <text:p text:style-name="P21"><text:span text:style-name="xmlc"><text:span text:style-name="T1">&lt;note&gt; <text:s/></text:span></text:span>notes explicatives</text:p>
          <text:list>
            <text:list-item>
              <text:p text:style-name="P21"><text:span text:style-name="xmlc">@type</text:span> pour préciser le type de notes</text:p>
              <text:list>
                <text:list-item>
                  <text:p text:style-name="P21">valeurs autorisées: <text:s/><text:span text:style-name="xmlc">" author " </text:span>(note intégrée par l'auteur)<text:span text:style-name="xmlc">| "editor </text:span>(notes critiques des éditeurs)<text:span text:style-name="xmlc">"</text:span></text:p>
                </text:list-item>
              </text:list>
            </text:list-item>
            <text:list-item>
              <text:p text:style-name="P21"><text:span text:style-name="xmlc">@place <text:s/></text:span>pour spécifier la localisation de la note </text:p>
              <text:list>
                <text:list-item>
                  <text:p text:style-name="P21">valeurs suggérées:</text:p>
                  <text:p text:style-name="P21">- <text:span text:style-name="xmlc">" below "</text:span> au-dessous de la ligne</text:p>
                  <text:p text:style-name="P21">- <text:span text:style-name="xmlc">"bottom "</text:span> dans la marge inférieure</text:p>
                  <text:p text:style-name="P21">- <text:span text:style-name="xmlc">" margin "</text:span> dans la marge (gauche/droite/les deux)</text:p>
                  <text:p text:style-name="P21">- <text:span text:style-name="xmlc">" top "</text:span> dans la marge supérieure </text:p>
                  <text:p text:style-name="P21">- <text:span text:style-name="xmlc">" opposite "</text:span> sur la page opposée</text:p>
                  <text:p text:style-name="P21">- <text:span text:style-name="xmlc">"overleaf "</text:span> de l'autre côté de la feuille</text:p>
                  <text:p text:style-name="P21"><text:soft-page-break/>- <text:span text:style-name="xmlc">"above "</text:span>au-dessus de la ligne </text:p>
                  <text:p text:style-name="P21">- <text:span text:style-name="xmlc">" end "</text:span> à la fin par exemple d'un chapitre ou d'un volume</text:p>
                  <text:p text:style-name="P21">- <text:span text:style-name="xmlc">"inline"</text:span> dans le corps du texte</text:p>
                  <text:p text:style-name="P21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/>
      <text:list xml:id="list561188685723215132" text:style-name="L13">
        <text:list-item>
          <text:p text:style-name="P22"><text:span text:style-name="xmlc"><text:span text:style-name="T1">&lt;add&gt;</text:span></text:span><text:span text:style-name="T1"> pour les ajouts ou annotations de l'auteur ou qui sont postérieures à la date de </text:span><text:span text:style-name="T1">rédaction du document</text:span></text:p>
          <text:list>
            <text:list-item>
              <text:p text:style-name="P23"><text:span text:style-name="xmlc"><text:span text:style-name="T1">@type </text:span></text:span></text:p>
              <text:list>
                <text:list-item>
                  <text:p text:style-name="P22"><text:span text:style-name="T1">valeurs autorisées</text:span>: <text:span text:style-name="xmlc">"posterior"| "author "</text:span></text:p>
                </text:list-item>
              </text:list>
            </text:list-item>
            <text:list-item>
              <text:p text:style-name="P22"><text:span text:style-name="xmlc">@place <text:s/></text:span>pour spécifier la localisation de la note </text:p>
              <text:list>
                <text:list-item>
                  <text:p text:style-name="P22">valeurs suggérées:</text:p>
                  <text:p text:style-name="P22">- <text:span text:style-name="xmlc">" below "</text:span> au-dessous de la ligne</text:p>
                  <text:p text:style-name="P22">- <text:span text:style-name="xmlc">"bottom "</text:span> dans la marge inférieure</text:p>
                  <text:p text:style-name="P22">- <text:span text:style-name="xmlc">" margin "</text:span> dans la marge (gauche/droite/les deux)</text:p>
                  <text:p text:style-name="P22">- <text:span text:style-name="xmlc">" top "</text:span> dans la marge supérieure </text:p>
                  <text:p text:style-name="P22">- <text:span text:style-name="xmlc">" opposite "</text:span> sur la page opposée</text:p>
                  <text:p text:style-name="P22">- <text:span text:style-name="xmlc">"overleaf "</text:span> de l'autre côté de la feuille</text:p>
                  <text:p text:style-name="P22">- <text:span text:style-name="xmlc">"above "</text:span>au-dessus de la ligne </text:p>
                  <text:p text:style-name="P22">- <text:span text:style-name="xmlc">" end "</text:span> à la fin par exemple d'un chapitre ou d'un volume</text:p>
                  <text:p text:style-name="P22">- <text:span text:style-name="xmlc">"inline"</text:span> dans le corps du texte</text:p>
                  <text:p text:style-name="P22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h text:style-name="Heading_20_2" text:outline-level="2">Formes graphiques</text:h>
      <text:p text:style-name="Text_20_body"><text:span text:style-name="xmlc"/></text:p>
      <text:p text:style-name="xml"><text:span text:style-name="xml">text/body/div/</text:span></text:p>
      <text:p text:style-name="Text_20_body"><text:span text:style-name="xmlc"/></text:p>
      <text:p text:style-name="Standard"><text:span text:style-name="xmlc">&lt;figure&gt; </text:span>pour baliser des éléments graphiques (dessins...)</text:p>
      <text:list xml:id="list5372564525131884291" text:style-name="L14">
        <text:list-item>
          <text:p text:style-name="P40"><text:span text:style-name="xmlc">&lt;graphic&gt;</text:span> pour l'url de l'image si disponible </text:p>
        </text:list-item>
        <text:list-item>
          <text:p text:style-name="P40"><text:span text:style-name="xmlc">&lt;figDesc&gt;</text:span> pour décrire le dessin </text:p>
        </text:list-item>
      </text:list>
      <text:p text:style-name="Text_20_body"><text:span text:style-name="xml"/></text:p>
      <text:p text:style-name="xml"><text:span text:style-name="xml"/></text:p>
      <text:list xml:id="list34439463" text:continue-numbering="true" text:style-name="L14">
        <text:list-item>
          <text:p text:style-name="P40"><text:span text:style-name="xmlc">&lt;formula&gt;</text:span> pour les formules mathématiques</text:p>
          <text:list>
            <text:list-item>
              <text:p text:style-name="P40"><text:span text:style-name="xmlc">@notation</text:span> pour préciser la notation scientifique </text:p>
            </text:list-item>
          </text:list>
          <text:p text:style-name="P40"/>
        </text:list-item>
        <text:list-item>
          <text:p text:style-name="P40"><text:span text:style-name="xmlc">&lt;table&gt;</text:span> pour les tableaux </text:p>
          <text:list>
            <text:list-item>
              <text:p text:style-name="P40"><text:span text:style-name="xmlc">@rows @cols</text:span> pour le nombre de colonnes et lignes </text:p>
            </text:list-item>
          </text:list>
        </text:list-item>
      </text:list>
      <text:p text:style-name="Text_20_body"><text:span text:style-name="xmlc">table/</text:span></text:p>
      <text:p text:style-name="Text_20_body"><text:span text:style-name="xmlc">&lt;head&gt;</text:span> pour le titre d'un tableau</text:p>
      <text:p text:style-name="Text_20_body"><text:span text:style-name="xmlc">&lt;row&gt;</text:span> <text:s/>pour une ligne d'un tableau</text:p>
      <text:p text:style-name="Text_20_body"><text:span text:style-name="xmlc">&lt;cell&gt;</text:span> pour une cellule d'un tableau</text:p>
      <text:list xml:id="list8332626537337291418" text:style-name="L15">
        <text:list-item>
          <text:p text:style-name="P41"><text:soft-page-break/><text:span text:style-name="xmlc">@role</text:span> pour le type d'information contenu dans une cellule</text:p>
        </text:list-item>
      </text:list>
      <text:p text:style-name="Text_20_body"/>
      <text:p text:style-name="Text_20_body"/>
      <text:list xml:id="list34457429" text:continue-numbering="true" text:style-name="L15">
        <text:list-item>
          <text:p text:style-name="P41"><text:span text:style-name="xmlc">&lt;notatedMusic&gt;</text:span> <text:s/>pour encoder des notes de musique</text:p>
        </text:list-item>
      </text:list>
      <text:p text:style-name="Standard"><text:span text:style-name="xmlc"/></text:p>
      <text:p text:style-name="Standard"><text:span text:style-name="xmlc">notatedMusic/</text:span></text:p>
      <text:p text:style-name="Standard"><text:span text:style-name="xmlc"/></text:p>
      <text:list xml:id="list2887391537380150654" text:style-name="L16">
        <text:list-item>
          <text:p text:style-name="P24"><text:span text:style-name="xmlc">&lt;graphic&gt; <text:s/></text:span>pour relier les notes de musique à une image </text:p>
        </text:list-item>
      </text:list>
      <text:list xml:id="list7632508038394828076" text:style-name="L17">
        <text:list-item>
          <text:list>
            <text:list-item>
              <text:p text:style-name="P25"><text:span text:style-name="xmlc">@url </text:span>pour mettre une image de ces notes de musiques</text:p>
            </text:list-item>
          </text:list>
        </text:list-item>
      </text:list>
      <text:p text:style-name="Standard"/>
      <text:list xml:id="list34458829" text:continue-numbering="true" text:style-name="L17">
        <text:list-item>
          <text:p text:style-name="P25"><text:span text:style-name="xmlc">&lt;desc&gt; </text:span>pour décrire la partition musicale </text:p>
        </text:list-item>
      </text:list>
      <text:p text:style-name="Standard"/>
      <text:p text:style-name="Standard">Ex.<text:span text:style-name="xmlc"> &lt;notatedMusic&gt;&lt;graphic url= "image.jpg "/&gt;&lt;desc&gt;description&lt;/desc&gt; &lt;/notatedMusic&gt;</text:span></text:p>
      <text:h text:style-name="Heading_20_3" text:outline-level="3"/>
      <text:h text:style-name="Heading_20_2" text:outline-level="2">balises de transcription/apparat critique </text:h>
      <text:p text:style-name="Text_20_body"/>
      <text:list xml:id="list3073895329777220601" text:style-name="L18">
        <text:list-item>
          <text:p text:style-name="P42"><text:span text:style-name="xmlc">&lt;lb&gt;</text:span> pour les sauts de ligne, pour faire une version diplomatique du texte</text:p>
        </text:list-item>
      </text:list>
      <text:p text:style-name="Text_20_body"/>
      <text:list xml:id="list2099026247191045114" text:style-name="L19">
        <text:list-item>
          <text:p text:style-name="P26"><text:span text:style-name="xmlc">&lt;gap&gt;</text:span> <text:s/>pour une omission soit pour raisons éditoriales soit en raison de la dégradation du document</text:p>
          <text:list>
            <text:list-item>
              <text:p text:style-name="P26"><text:span text:style-name="xmlc">@unit</text:span> <text:s/>pour préciser la mesure </text:p>
              <text:list>
                <text:list-item>
                  <text:p text:style-name="P26">valeurs suggérées: <text:span text:style-name="xmlc">" cm " | " mm " | "line " </text:span>(ligne)<text:span text:style-name="xmlc"> | " char " </text:span>(caractères) | <text:span text:style-name="xmlc">" in "</text:span> (pouces)</text:p>
                </text:list-item>
              </text:list>
            </text:list-item>
            <text:list-item>
              <text:p text:style-name="P26"><text:span text:style-name="xmlc">@quantity</text:span> spécifie la quantité</text:p>
            </text:list-item>
            <text:list-item>
              <text:p text:style-name="P26"><text:span text:style-name="xmlc">@reason</text:span> donne la raison de l'omission</text:p>
              <text:list>
                <text:list-item>
                  <text:p text:style-name="P26">valeurs suggérées: <text:span text:style-name="xmlc">" cancelled "</text:span> (râturé, biffé) | <text:span text:style-name="xmlc">" deleted "</text:span> (supprimé) | <text:span text:style-name="xmlc">" editorial "</text:span> (choix éditoriaux) | <text:span text:style-name="xmlc">" illigible "</text:span> (illisible) | <text:span text:style-name="xmlc">" irrevelant "</text:span> (non pertinent) | <text:span text:style-name="xmlc">" sampling "</text:span> (échantillonnage)</text:p>
                </text:list-item>
              </text:list>
            </text:list-item>
          </text:list>
        </text:list-item>
      </text:list>
      <text:p text:style-name="Standard"/>
      <text:p text:style-name="Text_20_body"/>
      <text:list xml:id="list34441016" text:continue-list="list3073895329777220601" text:style-name="L18">
        <text:list-item>
          <text:p text:style-name="P27"><text:span text:style-name="xmlc">&lt;unclear&gt;</text:span> <text:s/>contient un mot, une expression ou bien un passage qui ne peut être transcrit avec certitude parce qu'il est illisible ou inaudible dans la source</text:p>
          <text:list>
            <text:list-item>
              <text:p text:style-name="P27"><text:span text:style-name="xmlc">@reason</text:span></text:p>
              <text:list>
                <text:list-item>
                  <text:p text:style-name="P27">valeurs suggérées : <text:span text:style-name="xmlc">" illegible " (illisible)| " faded " (délavé) | " background_noise " <text:s/>(bruit de fond) | " eccentric_ductus " </text:span></text:p>
                </text:list-item>
              </text:list>
            </text:list-item>
          </text:list>
        </text:list-item>
      </text:list>
      <text:p text:style-name="Standard"/>
      <text:p text:style-name="P5"/>
      <text:p text:style-name="Standard"/>
      <text:list xml:id="list34455414" text:continue-numbering="true" text:style-name="L18">
        <text:list-item>
          <text:p text:style-name="P27"><text:span text:style-name="xmlc">&lt;del&gt;</text:span> pour les mots raturés ou barrés</text:p>
        </text:list-item>
      </text:list>
      <text:p text:style-name="Standard"/>
      <text:p text:style-name="Standard"/>
      <text:list xml:id="list34457720" text:continue-numbering="true" text:style-name="L18">
        <text:list-item>
          <text:p text:style-name="P27"><text:span text:style-name="xmlc">&lt;choice&gt;</text:span> pour des choix éditoriaux concernant la transcription </text:p>
        </text:list-item>
      </text:list>
      <text:p text:style-name="Standard"/>
      <text:p text:style-name="Standard"/>
      <text:p text:style-name="Standard">types d'interventions <text:span text:style-name="xmlc">choice/</text:span> :</text:p>
      <text:p text:style-name="Standard"/>
      <text:p text:style-name="Standard"><text:soft-page-break/><text:span text:style-name="xmlc"/></text:p>
      <text:p text:style-name="Standard"/>
      <text:h text:style-name="Heading_20_3" text:outline-level="3">abréviation</text:h>
      <text:p text:style-name="Standard"/>
      <text:list xml:id="list4396734442180427652" text:style-name="L20">
        <text:list-item>
          <text:p text:style-name="P28"><text:span text:style-name="xmlc">&lt;abbr&gt;</text:span> pour la partie sous forme d'abréviation</text:p>
        </text:list-item>
        <text:list-item>
          <text:p text:style-name="P28"><text:span text:style-name="xmlc">&lt;expan&gt;</text:span> pour le contenu de l'abréviation </text:p>
          <text:list>
            <text:list-item>
              <text:p text:style-name="P28"><text:span text:style-name="xmlc">&lt;ex&gt;</text:span> pour l'ajout éditorial complétant l'abréviation </text:p>
            </text:list-item>
          </text:list>
        </text:list-item>
      </text:list>
      <text:p text:style-name="Standard"/>
      <text:p text:style-name="Standard"/>
      <text:h text:style-name="Heading_20_3" text:outline-level="3">correction</text:h>
      <text:p text:style-name="Standard"/>
      <text:list xml:id="list8427750902654403999" text:style-name="L21">
        <text:list-item>
          <text:p text:style-name="P29"><text:span text:style-name="xmlc">&lt;sic&gt;</text:span> texte reproduit même si apparemment incorrect</text:p>
        </text:list-item>
        <text:list-item>
          <text:p text:style-name="P29"><text:span text:style-name="xmlc">&lt;corr&gt;</text:span> forme correcte du passage apparemment erroné</text:p>
        </text:list-item>
      </text:list>
      <text:p text:style-name="Standard"/>
      <text:h text:style-name="Heading_20_3" text:outline-level="3">régularisation</text:h>
      <text:p text:style-name="Standard"/>
      <text:list xml:id="list4650692924898380781" text:style-name="L22">
        <text:list-item>
          <text:p text:style-name="P30"><text:span text:style-name="xmlc">&lt;orig&gt;</text:span> partie qui n'est pas régularisée ou normalisée</text:p>
        </text:list-item>
        <text:list-item>
          <text:p text:style-name="P30"><text:span text:style-name="xmlc">&lt;reg&gt;</text:span> texte qui a été régularisé (majuscules, ponctuations impropres...)</text:p>
        </text:list-item>
      </text:list>
      <text:p text:style-name="Standard"/>
      <text:p text:style-name="Standard"/>
      <text:p text:style-name="Standard"/>
      <text:h text:style-name="Heading_20_2" text:outline-level="2">Autres balises corps de texte</text:h>
      <text:p text:style-name="Text_20_body"/>
      <text:p text:style-name="Standard"><text:span text:style-name="xmlc"/></text:p>
      <text:p text:style-name="Standard"><text:span text:style-name="xmlc"/></text:p>
      <text:list xml:id="list3229165395010441921" text:style-name="L23">
        <text:list-item>
          <text:p text:style-name="P31"><text:span text:style-name="xmlc">&lt;pb&gt; <text:s/></text:span>pour dénombrer et délimiter les pages, et mettre une image en confrontation avec la version de lecture/ou de transcription </text:p>
          <text:list>
            <text:list-item>
              <text:p text:style-name="P31"><text:span text:style-name="xmlc">@xml:id </text:span></text:p>
            </text:list-item>
            <text:list-item>
              <text:p text:style-name="P31"><text:span text:style-name="xmlc">@n</text:span> pour le numéro de page </text:p>
            </text:list-item>
            <text:list-item>
              <text:p text:style-name="P31"><text:span text:style-name="xmlc">@facs</text:span> pour l'image de la page </text:p>
            </text:list-item>
          </text:list>
        </text:list-item>
      </text:list>
      <text:p text:style-name="Standard"><text:span text:style-name="xml"/></text:p>
      <text:p text:style-name="xml"><text:span text:style-name="xml"/></text:p>
      <text:list xml:id="list6220879829704044328" text:style-name="L24">
        <text:list-item>
          <text:p text:style-name="P39"><text:span text:style-name="xmlc">&lt;head&gt;</text:span> <text:s/>pour un titre intégré dans le contenu d'une lettre par l'auteur</text:p>
          <text:list>
            <text:list-item>
              <text:p text:style-name="P39"><text:span text:style-name="xmlc">@type</text:span></text:p>
              <text:list>
                <text:list-item>
                  <text:p text:style-name="P39">valeur autorisée :</text:p>
                  <text:p text:style-name="P35">- <text:span text:style-name="xmlc">"object"</text:span> <text:s/>pour baliser l'objet d'une lettre, " objet : rendez-vous... "</text:p>
                  <text:p text:style-name="P39">- <text:span text:style-name="xmlc">" title "</text:span> pour baliser un titre intégré par l'auteur dans le texte de la lettre</text:p>
                </text:list-item>
              </text:list>
            </text:list-item>
          </text:list>
        </text:list-item>
      </text:list>
      <text:p text:style-name="xml"/>
      <text:p text:style-name="Standard"><text:span text:style-name="xmlc"/></text:p>
      <text:p text:style-name="Standard"><text:span text:style-name="xmlc"><text:s text:c="2"/></text:span></text:p>
      <text:p text:style-name="Standard"/>
      <text:list xml:id="list34447282" text:continue-list="list561188685723215132" text:style-name="L13">
        <text:list-item>
          <text:p text:style-name="P22"><text:span text:style-name="xmlc">&lt;cit&gt;</text:span> <text:s/>pour les citations bibliographiques</text:p>
        </text:list-item>
      </text:list>
      <text:p text:style-name="Standard"><text:span text:style-name="xmlc"/></text:p>
      <text:p text:style-name="Standard"><text:span text:style-name="xmlc">cit/</text:span></text:p>
      <text:list xml:id="list8275230326144731595" text:style-name="L25">
        <text:list-item>
          <text:p text:style-name="P32"><text:span text:style-name="xmlc">&lt;quote&gt;</text:span> pour le texte de la citation</text:p>
        </text:list-item>
        <text:list-item>
          <text:p text:style-name="P32"><text:span text:style-name="xmlc">&lt;bibl&gt;</text:span> pour préciser la référence de la citation</text:p>
        </text:list-item>
        <text:list-item>
          <text:p text:style-name="P32"><text:soft-page-break/><text:span text:style-name="xmlc">&lt;source&gt;</text:span> pour une référence externe vers l’œuvre dont est tirée la citation</text:p>
          <text:p text:style-name="P32"><text:span text:style-name="xmlc">s</text:span></text:p>
        </text:list-item>
      </text:list>
      <text:p text:style-name="Standard"/>
      <text:p text:style-name="Standard">Ex. <text:span text:style-name="xmlc">&lt;cit&gt;&lt;quote&gt;</text:span>citation dans le texte<text:span text:style-name="xmlc">&lt;/quote&gt;&lt;bibl&gt;</text:span>référence bibliographique<text:span text:style-name="xmlc">&lt;/bibl&gt;&lt;/cit&gt;</text:span></text:p>
      <text:p text:style-name="Standard"/>
      <text:p text:style-name="Standard"/>
      <text:list xml:id="list8026509975368227707" text:style-name="L26">
        <text:list-item>
          <text:p text:style-name="P33"><text:span text:style-name="xmlc">&lt;hi&gt;</text:span> <text:s/>pour baliser un mot ou une expression qui se distinguent graphiquement dans le texte</text:p>
          <text:list>
            <text:list-item>
              <text:p text:style-name="P33"><text:span text:style-name="xmlc">@rend</text:span> indique comment l'élément en question a été rendu ou présenté dans le texte </text:p>
              <text:list>
                <text:list-item>
                  <text:p text:style-name="P33">valeurs suggérées : à définir pas de recommandations TEI P5 (u, uc, i, g?)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4467072" text:continue-numbering="true" text:style-name="L26">
        <text:list-item>
          <text:p text:style-name="P33"><text:span text:style-name="xmlc">&lt;list&gt;</text:span> pour baliser une liste</text:p>
          <text:list>
            <text:list-item>
              <text:p text:style-name="P33"><text:span text:style-name="xmlc">&lt;item&gt;</text:span> contient un composant de liste </text:p>
            </text:list-item>
          </text:list>
        </text:list-item>
      </text:list>
      <text:p text:style-name="Standard"/>
      <text:p text:style-name="Standard"/>
      <text:list xml:id="list2918076279067485386" text:style-name="L27">
        <text:list-header>
          <text:p text:style-name="P34"/>
        </text:list-header>
      </text:list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xml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xmlc" style:family="text" style:parent-style-name="Source_20_Text">
      <style:text-properties style:font-name="Times New Roman2" fo:font-size="10pt" fo:font-style="italic" style:font-name-asian="NSimSun" style:font-name-complex="Courier New"/>
    </style:style>
    <style:style style:name="xml" style:family="text">
      <style:text-properties fo:font-size="10pt" fo:font-style="italic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 N</meta:initial-creator>
    <meta:creation-date>2019-07-22T09:37:21.44</meta:creation-date>
    <dc:date>2019-07-26T14:24:48.11</dc:date>
    <dc:creator>Luc N</dc:creator>
    <meta:editing-duration>P1DT19H39M7S</meta:editing-duration>
    <meta:editing-cycles>147</meta:editing-cycles>
    <meta:generator>OpenOffice/4.1.3$Win32 OpenOffice.org_project/413m1$Build-9783</meta:generator>
    <meta:document-statistic meta:table-count="0" meta:image-count="0" meta:object-count="0" meta:page-count="8" meta:paragraph-count="180" meta:word-count="1536" meta:character-count="8944"/>
  </office:meta>
</office:document-meta>
</file>